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paragraph-rsid="00242c84"/>
    </style:style>
    <style:style style:name="P3" style:family="paragraph" style:parent-style-name="normal">
      <style:paragraph-properties fo:line-height="100%"/>
    </style:style>
    <style:style style:name="P4" style:family="paragraph" style:parent-style-name="List_20_Paragraph">
      <style:paragraph-properties fo:line-height="100%"/>
    </style:style>
    <style:style style:name="P5" style:family="paragraph" style:parent-style-name="Standard" style:master-page-name="Standard">
      <style:paragraph-properties fo:line-height="100%" style:page-number="auto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/>
      <style:text-properties officeooo:paragraph-rsid="00242c84"/>
    </style:style>
    <style:style style:name="P8" style:family="paragraph" style:parent-style-name="Standard">
      <style:paragraph-properties fo:line-height="100%"/>
      <style:text-properties officeooo:paragraph-rsid="003d6635"/>
    </style:style>
    <style:style style:name="P9" style:family="paragraph" style:parent-style-name="Standard">
      <style:paragraph-properties fo:line-height="100%"/>
      <style:text-properties officeooo:paragraph-rsid="003e0d55"/>
    </style:style>
    <style:style style:name="P10" style:family="paragraph" style:parent-style-name="Standard">
      <style:paragraph-properties fo:line-height="0.529cm"/>
      <style:text-properties officeooo:paragraph-rsid="00242c84"/>
    </style:style>
    <style:style style:name="P11" style:family="paragraph" style:parent-style-name="Standard">
      <style:paragraph-properties fo:line-height="0.529cm"/>
      <style:text-properties officeooo:paragraph-rsid="00269ac4"/>
    </style:style>
    <style:style style:name="P12" style:family="paragraph" style:parent-style-name="Standard">
      <style:paragraph-properties fo:line-height="100%"/>
      <style:text-properties officeooo:rsid="003a1338" officeooo:paragraph-rsid="003a1338"/>
    </style:style>
    <style:style style:name="P13" style:family="paragraph" style:parent-style-name="Standard">
      <style:paragraph-properties fo:line-height="100%"/>
      <style:text-properties officeooo:rsid="003e0d55" officeooo:paragraph-rsid="003e0d55"/>
    </style:style>
    <style:style style:name="P14" style:family="paragraph" style:parent-style-name="Standard">
      <style:paragraph-properties fo:margin-top="0cm" fo:margin-bottom="0.353cm" loext:contextual-spacing="false" fo:line-height="115%"/>
    </style:style>
    <style:style style:name="P15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n" fo:country="none" style:font-size-asian="11pt"/>
    </style:style>
    <style:style style:name="T1" style:family="text">
      <style:text-properties officeooo:rsid="001b75c2"/>
    </style:style>
    <style:style style:name="T2" style:family="text">
      <style:text-properties officeooo:rsid="003896de"/>
    </style:style>
    <style:style style:name="T3" style:family="text">
      <style:text-properties style:font-name="Calibri" fo:font-size="11pt" fo:language="en" fo:country="none" style:font-size-asian="11pt"/>
    </style:style>
    <style:style style:name="T4" style:family="text">
      <style:text-properties fo:language="en" fo:country="none"/>
    </style:style>
    <style:style style:name="T5" style:family="text">
      <style:text-properties officeooo:rsid="003f36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Write a script to create 10 directories, say a1,a2,...,a10</text:p>
      <text:p text:style-name="P1">Report error if a directory/file exists with the same name.</text:p>
      <text:p text:style-name="P1">#/bin/bash</text:p>
      <text:p text:style-name="P1">for (( i=0 ; i&lt;10 ; i++ ))</text:p>
      <text:p text:style-name="P1">do</text:p>
      <text:p text:style-name="P1">if [ "-d" "$i" ]; then</text:p>
      <text:p text:style-name="P1">echo "$i already exists "</text:p>
      <text:p text:style-name="P1">else</text:p>
      <text:p text:style-name="P1">mkdir "$i"</text:p>
      <text:p text:style-name="P1">fi</text:p>
      <text:p text:style-name="P1">done</text:p>
      <text:p text:style-name="P1">2. Write a menu based script to perform following string operations</text:p>
      <text:p text:style-name="P1">a) To find length of a string</text:p>
      <text:p text:style-name="P1">c) Copying string</text:p>
      <text:p text:style-name="P1">d) Concatenation of strings</text:p>
      <text:p text:style-name="P1">e) Compare two strings</text:p>
      <text:p text:style-name="P1">f) Reversing a string</text:p>
      <text:p text:style-name="P1"/>
      <text:p text:style-name="P1">#!/bin/bash</text:p>
      <text:p text:style-name="P1">while <text:s/>:</text:p>
      <text:p text:style-name="P1">do</text:p>
      <text:p text:style-name="P1"/>
      <text:p text:style-name="P1">echo "1.Find length"</text:p>
      <text:p text:style-name="P1">echo "2.copy string"</text:p>
      <text:p text:style-name="P1">echo "3.concatenation of string"</text:p>
      <text:p text:style-name="P1">echo "4.compare two string"</text:p>
      <text:p text:style-name="P1">echo "5.reverse string"</text:p>
      <text:p text:style-name="P1">echo "------------------------"</text:p>
      <text:p text:style-name="P1">echo "Enter ur choice:"</text:p>
      <text:p text:style-name="P1">read ch</text:p>
      <text:p text:style-name="P1"/>
      <text:p text:style-name="P1">case $ch in</text:p>
      <text:p text:style-name="P1">1)</text:p>
      <text:p text:style-name="P1"><text:soft-page-break/>echo "Enter String: "</text:p>
      <text:p text:style-name="P1">read str</text:p>
      <text:p text:style-name="P1">length=${#str}</text:p>
      <text:p text:style-name="P1">echo "length of str is: $length"</text:p>
      <text:p text:style-name="P1">echo "------------------------"</text:p>
      <text:p text:style-name="P1">;;</text:p>
      <text:p text:style-name="P1"/>
      <text:p text:style-name="P1">2)</text:p>
      <text:p text:style-name="P1">echo "Enter string: "</text:p>
      <text:p text:style-name="P1">read str</text:p>
      <text:p text:style-name="P1">cpy=$str</text:p>
      <text:p text:style-name="P1">echo "Copied string is:$cpy"</text:p>
      <text:p text:style-name="P1">echo "------------------------"</text:p>
      <text:p text:style-name="P1">;;</text:p>
      <text:p text:style-name="P1"/>
      <text:p text:style-name="P1">3)</text:p>
      <text:p text:style-name="P1">echo "Enter 1st string"</text:p>
      <text:p text:style-name="P1">read str1</text:p>
      <text:p text:style-name="P1">echo "Enter second string:"</text:p>
      <text:p text:style-name="P1">read str2</text:p>
      <text:p text:style-name="P1"/>
      <text:p text:style-name="P1">r="$str1$str2"</text:p>
      <text:p text:style-name="P1"/>
      <text:p text:style-name="P1">echo $r</text:p>
      <text:p text:style-name="P1"/>
      <text:p text:style-name="P1"/>
      <text:p text:style-name="P1">;;</text:p>
      <text:p text:style-name="P1"/>
      <text:p text:style-name="P1">4)</text:p>
      <text:p text:style-name="P1">echo "Enter 1st string :"</text:p>
      <text:p text:style-name="P1">read str1</text:p>
      <text:p text:style-name="P1">echo "Enter 2nd string:"</text:p>
      <text:p text:style-name="P1">read str2</text:p>
      <text:p text:style-name="P1"><text:soft-page-break/></text:p>
      <text:p text:style-name="P1">if [[ $str1 == $str2 ]];</text:p>
      <text:p text:style-name="P1">then</text:p>
      <text:p text:style-name="P1">echo "strings are match"</text:p>
      <text:p text:style-name="P1"/>
      <text:p text:style-name="P1">else</text:p>
      <text:p text:style-name="P1">echo "not match"</text:p>
      <text:p text:style-name="P1">fi</text:p>
      <text:p text:style-name="P1"/>
      <text:p text:style-name="P1"/>
      <text:p text:style-name="P1">;;</text:p>
      <text:p text:style-name="P1"/>
      <text:p text:style-name="P1">5)</text:p>
      <text:p text:style-name="P1">echo "Enter string:"</text:p>
      <text:p text:style-name="P1">read str</text:p>
      <text:p text:style-name="P1"/>
      <text:p text:style-name="P1">echo $str | rev</text:p>
      <text:p text:style-name="P1"/>
      <text:p text:style-name="P1">;;</text:p>
      <text:p text:style-name="P1"/>
      <text:p text:style-name="P1">*)</text:p>
      <text:p text:style-name="P1">echo "Invalid Oprion"</text:p>
      <text:p text:style-name="P1"/>
      <text:p text:style-name="P1">esac</text:p>
      <text:p text:style-name="P1">done</text:p>
      <text:p text:style-name="P1">3.Write a shell script to rename all files in the current directory with numeric continuous value(Warning: Do this in a personal folder. Don't use Home directory) </text:p>
      <text:p text:style-name="P1">#!/bin/bash</text:p>
      <text:p text:style-name="P1"/>
      <text:p text:style-name="P1">for((i=0;i&lt;10;i++))</text:p>
      <text:p text:style-name="P1">do</text:p>
      <text:p text:style-name="P1"/>
      <text:p text:style-name="P1">mv b$i new1$i</text:p>
      <text:p text:style-name="P1"><text:soft-page-break/></text:p>
      <text:p text:style-name="P1">done</text:p>
      <text:p text:style-name="P1"/>
      <text:p text:style-name="P3">4. Write a script that print environment variable(Print $HOME,$PATH,$SHELL,$HISTORY,$LOGNAME,$TERM)</text:p>
      <text:p text:style-name="P3"/>
      <text:p text:style-name="P3">#!bin/bash</text:p>
      <text:p text:style-name="P3">echo home=$HOME</text:p>
      <text:p text:style-name="P3">echo path=$PATH</text:p>
      <text:p text:style-name="P3">echo shell=$SHELL</text:p>
      <text:p text:style-name="P3">echo history=$HISTORY</text:p>
      <text:p text:style-name="P3">echo Logname=$LOGNAME</text:p>
      <text:p text:style-name="P3"/>
      <text:p text:style-name="P3">echo term=$TERM</text:p>
      <text:p text:style-name="P3"/>
      <text:p text:style-name="P3">5. Write a shell script to print all files permissions in current directory(Not name or other details)(Use cut commands)</text:p>
      <text:p text:style-name="P3"/>
      <text:p text:style-name="P3">shweta@shweta:~/assignment2$ ls -l | cut -b 1-<text:span text:style-name="T1">10</text:span></text:p>
      <text:p text:style-name="P3"/>
      <text:p text:style-name="P3">6. Write a shell script to print all files permissions and name of file</text:p>
      <text:p text:style-name="P3">shweta@shweta:~/assignment2$ ls -l | awk '{print $1,$9}'</text:p>
      <text:p text:style-name="P3"/>
      <text:p text:style-name="P3">7.Write a shell script to print all files name and size greater than 5K</text:p>
      <text:p text:style-name="P3"/>
      <text:p text:style-name="P3"/>
      <text:p text:style-name="P1">#!/bin/bash</text:p>
      <text:p text:style-name="P1">for i in *</text:p>
      <text:p text:style-name="P1">do</text:p>
      <text:p text:style-name="P1"><text:s text:c="8"/>if [ "-f" "$i" ];</text:p>
      <text:p text:style-name="P1"><text:s text:c="16"/>then</text:p>
      <text:p text:style-name="P1"><text:s text:c="5"/></text:p>
      <text:p text:style-name="P1"><text:s text:c="8"/>file=`ls -l "$i" | awk '{print $5}'`</text:p>
      <text:p text:style-name="P1"/>
      <text:p text:style-name="P1"><text:s text:c="8"/></text:p>
      <text:p text:style-name="P1">if [ "$file" &gt; 5000 ];</text:p>
      <text:p text:style-name="P1"><text:s text:c="24"/>then</text:p>
      <text:p text:style-name="P1"><text:s text:c="24"/>ls -l "$i"</text:p>
      <text:p text:style-name="P1"><text:s text:c="16"/>fi </text:p>
      <text:p text:style-name="P1"><text:s text:c="8"/>fi</text:p>
      <text:p text:style-name="P1">done</text:p>
      <text:p text:style-name="P1"/>
      <text:p text:style-name="P1"><text:soft-page-break/>1. Write a script To check given year is leap or not.</text:p>
      <text:p text:style-name="P1">#!/bin/bash</text:p>
      <text:p text:style-name="P1">echo "Enter year"</text:p>
      <text:p text:style-name="P1">read yr</text:p>
      <text:p text:style-name="P1">if (( $yr%4 == 0 &amp;&amp; $yr%100 != 0 || $yr%400 == 0 ))</text:p>
      <text:p text:style-name="P1">then</text:p>
      <text:p text:style-name="P1">echo "$yr is leap Year"</text:p>
      <text:p text:style-name="P1">else</text:p>
      <text:p text:style-name="P1">echo "Not a leap Year"</text:p>
      <text:p text:style-name="P1">fi</text:p>
      <text:p text:style-name="P1">2. Write a script to print day of the week using</text:p>
      <text:p text:style-name="P2">a) elif<text:tab/></text:p>
      <text:p text:style-name="P10">#!/bin/bash</text:p>
      <text:p text:style-name="P10">echo "Enter No. of day"</text:p>
      <text:p text:style-name="P10">read day</text:p>
      <text:p text:style-name="P10"/>
      <text:p text:style-name="P10">if [ $day == 1 ]; then</text:p>
      <text:p text:style-name="P10"/>
      <text:p text:style-name="P10">echo "Sunday"</text:p>
      <text:p text:style-name="P10">elif [ $day == 2 ]; then</text:p>
      <text:p text:style-name="P10">echo "Monday"</text:p>
      <text:p text:style-name="P10"/>
      <text:p text:style-name="P10">elif [ $day == 3 ]; then</text:p>
      <text:p text:style-name="P10">echo "Tuesday"</text:p>
      <text:p text:style-name="P10"/>
      <text:p text:style-name="P10">elif [ $day == 4 ]; then </text:p>
      <text:p text:style-name="P10">echo "Wednesday"</text:p>
      <text:p text:style-name="P10"/>
      <text:p text:style-name="P10">elif [ $day == 5 ]; then </text:p>
      <text:p text:style-name="P10">echo "Thrusday"</text:p>
      <text:p text:style-name="P10"/>
      <text:p text:style-name="P10"><text:soft-page-break/>elif [ $day == 6 ]; then </text:p>
      <text:p text:style-name="P10">echo "Friday"</text:p>
      <text:p text:style-name="P10"/>
      <text:p text:style-name="P10">elif [ $day == 7 ]; then </text:p>
      <text:p text:style-name="P10">echo "Saturday"</text:p>
      <text:p text:style-name="P11">else</text:p>
      <text:p text:style-name="P11">echo "invalid day"</text:p>
      <text:p text:style-name="P10">fi</text:p>
      <text:p text:style-name="P10"/>
      <text:p text:style-name="P2"/>
      <text:p text:style-name="P2">b) case </text:p>
      <text:p text:style-name="P2">#!/bin/bash</text:p>
      <text:p text:style-name="P2">echo "Enter No. of day"</text:p>
      <text:p text:style-name="P2">read day</text:p>
      <text:p text:style-name="P2"/>
      <text:p text:style-name="P2">case $day in</text:p>
      <text:p text:style-name="P2"/>
      <text:p text:style-name="P2">1)echo "sun" ;;</text:p>
      <text:p text:style-name="P2">2)echo "mon" ;;</text:p>
      <text:p text:style-name="P2">3)echo "Tue" ;;</text:p>
      <text:p text:style-name="P2">4)echo "wed" ;;</text:p>
      <text:p text:style-name="P2">5)echo "thu" ;;</text:p>
      <text:p text:style-name="P2">6)echo "fri" ;;</text:p>
      <text:p text:style-name="P2">7)echo "sat" ;;</text:p>
      <text:p text:style-name="P2">*) echo "invalid"</text:p>
      <text:p text:style-name="P2">;;</text:p>
      <text:p text:style-name="P2">esac</text:p>
      <text:p text:style-name="P1">3. a) Write a script to find biggest of three no.s</text:p>
      <text:p text:style-name="P1">#!/bin/bash</text:p>
      <text:p text:style-name="P1">echo "Enter 3 numbr:"</text:p>
      <text:p text:style-name="P1">read a</text:p>
      <text:p text:style-name="P1">read b</text:p>
      <text:p text:style-name="P1"><text:soft-page-break/>read c</text:p>
      <text:p text:style-name="P1"><text:s/></text:p>
      <text:p text:style-name="P1">if [ $a -gt $b ] &amp;&amp; [ $a -gt $c ]; then</text:p>
      <text:p text:style-name="P1">echo "$a is greater"</text:p>
      <text:p text:style-name="P1">elif [ $b -gt $c ] &amp;&amp; [ $b -gt $c ]; then</text:p>
      <text:p text:style-name="P1">echo "$b is greater"</text:p>
      <text:p text:style-name="P1">else</text:p>
      <text:p text:style-name="P1">echo "$c is grater"</text:p>
      <text:p text:style-name="P1">fi</text:p>
      <text:p text:style-name="P1"/>
      <text:p text:style-name="P1">b) To find avg of 3 no.s, read no.s from keyboard</text:p>
      <text:p text:style-name="P1">#!/bin/bash</text:p>
      <text:p text:style-name="P1">echo "Enter 3 numbr:"</text:p>
      <text:p text:style-name="P1">read a</text:p>
      <text:p text:style-name="P1">read b</text:p>
      <text:p text:style-name="P1">read c</text:p>
      <text:p text:style-name="P1"><text:s/></text:p>
      <text:p text:style-name="P1">avg()</text:p>
      <text:p text:style-name="P1">{</text:p>
      <text:p text:style-name="P1"><text:s text:c="3"/>sum=`expr $a + $b + $c`</text:p>
      <text:p text:style-name="P1"><text:s text:c="3"/>avg=`expr $sum / 3`</text:p>
      <text:p text:style-name="P1"><text:s text:c="3"/>echo "Average is: $avg"</text:p>
      <text:p text:style-name="P1">}</text:p>
      <text:p text:style-name="P1">avg</text:p>
      <text:p text:style-name="P1"/>
      <text:p text:style-name="P1">4. Write a program to check wahether given no.is even or odd</text:p>
      <text:p text:style-name="P1">#!/bin/bash</text:p>
      <text:p text:style-name="P1">echo "Enter <text:s/>number:"</text:p>
      <text:p text:style-name="P1">read a </text:p>
      <text:p text:style-name="P1">even_odd()</text:p>
      <text:p text:style-name="P1">{</text:p>
      <text:p text:style-name="P1"><text:s/>if (( $a % 2 == 0))</text:p>
      <text:p text:style-name="P1"><text:s/>then</text:p>
      <text:p text:style-name="P1"><text:soft-page-break/><text:s/>echo "Even"</text:p>
      <text:p text:style-name="P1"><text:s/>else</text:p>
      <text:p text:style-name="P1"><text:s/>echo "odd"</text:p>
      <text:p text:style-name="P1"><text:s/>fi</text:p>
      <text:p text:style-name="P1">}</text:p>
      <text:p text:style-name="P1">even_odd</text:p>
      <text:p text:style-name="P1">5. Write a program to print calendar of current month in next year,previous years.</text:p>
      <text:p text:style-name="P1"><text:tab/>For eg:-sep 2014,sep 2012 if current month is sep 2013<text:tab/></text:p>
      <text:p text:style-name="P1"/>
      <text:p text:style-name="P1">#!/bin/bash</text:p>
      <text:p text:style-name="P1">mon=$(date | awk '{print $2}')</text:p>
      <text:p text:style-name="P1">echo $mon</text:p>
      <text:p text:style-name="P1"/>
      <text:p text:style-name="P1">year=$(date +%Y)</text:p>
      <text:p text:style-name="P1">echo $year</text:p>
      <text:p text:style-name="P1"/>
      <text:p text:style-name="P1">let "prev=year-1"</text:p>
      <text:p text:style-name="P1">#echo $prev</text:p>
      <text:p text:style-name="P1"/>
      <text:p text:style-name="P1">let "next=year+1"</text:p>
      <text:p text:style-name="P1">#echo $next</text:p>
      <text:p text:style-name="P1"/>
      <text:p text:style-name="P1">cal $mon $prev</text:p>
      <text:p text:style-name="P1">cal $mon $year</text:p>
      <text:p text:style-name="P1">cal $mon $next</text:p>
      <text:p text:style-name="P1"/>
      <text:p text:style-name="P1">6. Write a program to find sum and product of two no.s using </text:p>
      <text:p text:style-name="P1">a) let <text:s/><text:span text:style-name="T2">b) exp c)bc</text:span></text:p>
      <text:p text:style-name="P1">#!/bin/bash</text:p>
      <text:p text:style-name="P1"/>
      <text:p text:style-name="P1">echo "******Let*************"</text:p>
      <text:p text:style-name="P1">echo "Enter 1st no"</text:p>
      <text:p text:style-name="P1">read n1</text:p>
      <text:p text:style-name="P1"><text:soft-page-break/></text:p>
      <text:p text:style-name="P1">echo "Enter 2nd no"</text:p>
      <text:p text:style-name="P1">read n2</text:p>
      <text:p text:style-name="P1"/>
      <text:p text:style-name="P1">let "sum=$n1+$n2"</text:p>
      <text:p text:style-name="P1">echo "Sum is: "$sum</text:p>
      <text:p text:style-name="P1"/>
      <text:p text:style-name="P1">let "Prod=$n1*$n2"</text:p>
      <text:p text:style-name="P1">echo "Product is: $Prod"</text:p>
      <text:p text:style-name="P1"/>
      <text:p text:style-name="P1">echo "******expr*************"</text:p>
      <text:p text:style-name="P1"/>
      <text:p text:style-name="P1">sum=`expr $n1 + $n2`</text:p>
      <text:p text:style-name="P1">echo "Sum is:"$sum</text:p>
      <text:p text:style-name="P1"/>
      <text:p text:style-name="P1">prod=`expr $n1 \* $n2`</text:p>
      <text:p text:style-name="P1">echo "Product is:"$prod</text:p>
      <text:p text:style-name="P1"/>
      <text:p text:style-name="P1">echo "******bc*************"</text:p>
      <text:p text:style-name="P1">echo "sum is:"</text:p>
      <text:p text:style-name="P1">echo $n1 + $n2 | bc </text:p>
      <text:p text:style-name="P1">echo "Product is:"</text:p>
      <text:p text:style-name="P1">echo $n1 \* $n2 | bc </text:p>
      <text:p text:style-name="P1"/>
      <text:p text:style-name="P1">7. Write a script to generate Fibonacci series.</text:p>
      <text:p text:style-name="P1">#!/bin/bash</text:p>
      <text:p text:style-name="P1"/>
      <text:p text:style-name="P1">echo "Fibonacci Sequence Up to a Certain Number"</text:p>
      <text:p text:style-name="P1">read n</text:p>
      <text:p text:style-name="P1">a=0</text:p>
      <text:p text:style-name="P1">b=1</text:p>
      <text:p text:style-name="P1">echo $a</text:p>
      <text:p text:style-name="P8">echo $b</text:p>
      <text:p text:style-name="P8"><text:soft-page-break/>i=1</text:p>
      <text:p text:style-name="P1">while (( $i &lt; $n ))</text:p>
      <text:p text:style-name="P1">do</text:p>
      <text:p text:style-name="P1">c=`expr $a + $b`</text:p>
      <text:p text:style-name="P1">if (( $c &gt; $n ))</text:p>
      <text:p text:style-name="P1">then</text:p>
      <text:p text:style-name="P1">exit</text:p>
      <text:p text:style-name="P1">fi</text:p>
      <text:p text:style-name="P1">echo $c</text:p>
      <text:p text:style-name="P1">a=$b</text:p>
      <text:p text:style-name="P1">b=$c</text:p>
      <text:p text:style-name="P1">done</text:p>
      <text:p text:style-name="P1"/>
      <text:p text:style-name="P12">ii)</text:p>
      <text:p text:style-name="P12">#!/bin/bash</text:p>
      <text:p text:style-name="P12">echo "Fibonacci Sequence Up to n terms"</text:p>
      <text:p text:style-name="P12">read n</text:p>
      <text:p text:style-name="P12">a=0</text:p>
      <text:p text:style-name="P12">b=1</text:p>
      <text:p text:style-name="P12">for (( j=0 ; j&lt;n ; j++ ))</text:p>
      <text:p text:style-name="P12">do</text:p>
      <text:p text:style-name="P12">echo $a</text:p>
      <text:p text:style-name="P12">c=`expr $a + $b`</text:p>
      <text:p text:style-name="P12">a=$b</text:p>
      <text:p text:style-name="P12">b=$c</text:p>
      <text:p text:style-name="P12">done</text:p>
      <text:p text:style-name="P1"/>
      <text:p text:style-name="P9">8. Write a shell script to reverse the single strings.</text:p>
      <text:p text:style-name="P13">i)</text:p>
      <text:p text:style-name="P13">#!/bin/bash</text:p>
      <text:p text:style-name="P13">read str</text:p>
      <text:p text:style-name="P13">echo $str | rev</text:p>
      <text:p text:style-name="P9"><text:s/></text:p>
      <text:p text:style-name="P13"><text:soft-page-break/>ii)</text:p>
      <text:p text:style-name="P13">#!/bin/bash</text:p>
      <text:p text:style-name="P13">read str</text:p>
      <text:p text:style-name="P13">len=${#str}</text:p>
      <text:p text:style-name="P13">echo $len</text:p>
      <text:p text:style-name="P13">for (( i=$len ; i&gt;=0 ; i--))</text:p>
      <text:p text:style-name="P13">do</text:p>
      <text:p text:style-name="P13">rev="$rev${str:$i:1}"</text:p>
      <text:p text:style-name="P13">done</text:p>
      <text:p text:style-name="P13">echo $rev</text:p>
      <text:p text:style-name="P1">9.Write a shell script to reverse the list of strings and reverse each string further in the list.</text:p>
      <text:p text:style-name="P1"><text:span text:style-name="T3">#!/bin/bash </text:span></text:p>
      <text:p text:style-name="P15"/>
      <text:p text:style-name="P14"><text:span text:style-name="T3">echo -e "Enter number of strings: \c"</text:span></text:p>
      <text:p text:style-name="P14"><text:span text:style-name="T3">read num</text:span></text:p>
      <text:p text:style-name="P14"><text:span text:style-name="T3">num1=$(( $num - 1 ))</text:span></text:p>
      <text:p text:style-name="P14"><text:span text:style-name="T3">str=()</text:span></text:p>
      <text:p text:style-name="P14"><text:span text:style-name="T3">while (( $num1 &gt;= 0 ))</text:span></text:p>
      <text:p text:style-name="P14"><text:span text:style-name="T3">do</text:span></text:p>
      <text:p text:style-name="P14"><text:span text:style-name="T3">read str[$num1]</text:span></text:p>
      <text:p text:style-name="P14"><text:span text:style-name="T3">(( num1-- ))</text:span></text:p>
      <text:p text:style-name="P14"><text:span text:style-name="T3">done</text:span></text:p>
      <text:p text:style-name="P14"><text:span text:style-name="T3">echo "${str[@]}" | rev</text:span></text:p>
      <text:p text:style-name="P1"/>
      <text:p text:style-name="P1"/>
      <text:p text:style-name="P1">10. Write a shell script to print the reverse of an input number.</text:p>
      <text:p text:style-name="P1">#!/bin/bash</text:p>
      <text:p text:style-name="P1">echo <text:s/>"Enter number"</text:p>
      <text:p text:style-name="P1">read num</text:p>
      <text:p text:style-name="P1">echo "reverse is: "</text:p>
      <text:p text:style-name="P1">echo $num | rev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Mangal" style:font-family-complex="Mang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en" style:country-asian="IN" style:font-name-complex="Arial1" style:font-family-complex="Arial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editing-cycles>42</meta:editing-cycles>
    <meta:creation-date>2020-09-08T06:35:00</meta:creation-date>
    <dc:date>2020-09-13T14:08:08.447632186</dc:date>
    <meta:editing-duration>PT9H19M46S</meta:editing-duration>
    <meta:generator>LibreOffice/6.0.7.3$Linux_X86_64 LibreOffice_project/00m0$Build-3</meta:generator>
    <meta:document-statistic meta:table-count="0" meta:image-count="0" meta:object-count="0" meta:page-count="12" meta:paragraph-count="297" meta:word-count="1002" meta:character-count="5275" meta:non-whitespace-character-count="4415"/>
    <meta:user-defined meta:name="AppVersion">12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